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69a2e" draw:fill="solid" draw:fill-color="#afd095" fo:min-height="1.019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width="0cm" svg:stroke-color="#ffffff" draw:stroke-linejoin="round" draw:fill-color="#ffffff" draw:textarea-horizontal-align="justify" draw:textarea-vertical-align="middle" draw:auto-grow-height="false" fo:min-height="6.382cm" fo:min-width="9.759cm"/>
    </style:style>
    <style:style style:name="gr4" style:family="graphic" style:parent-style-name="standard">
      <style:graphic-properties draw:stroke="none" svg:stroke-color="#3465a4" draw:fill="solid" draw:fill-color="#b4c7dc" fo:min-height="0.751cm"/>
      <style:paragraph-properties style:writing-mode="lr-tb"/>
    </style:style>
    <style:style style:name="gr5" style:family="graphic" style:parent-style-name="standard">
      <style:graphic-properties draw:stroke="none" svg:stroke-color="#3465a4" draw:fill="solid" draw:fill-color="#b4c7dc" fo:min-height="1.069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ouble_20_Dash" svg:stroke-color="#000000" draw:marker-end="Arrowheads_20_9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ouble_20_Dash" svg:stroke-color="#000000" draw:fill="none" draw:textarea-vertical-align="middle"/>
    </style:style>
    <style:style style:name="gr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0" style:family="graphic" style:parent-style-name="standard">
      <style:graphic-properties draw:stroke="solid" svg:stroke-color="#f10d0c" draw:fill="solid" draw:fill-color="#ffa6a6" fo:min-height="1.019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7.053cm" fo:min-width="10.93cm"/>
    </style:style>
    <style:style style:name="gr13" style:family="graphic" style:parent-style-name="standard">
      <style:graphic-properties draw:stroke="none" svg:stroke-color="#ea7500" draw:fill="solid" draw:fill-color="#ffb66c" fo:min-height="1.387cm"/>
      <style:paragraph-properties style:writing-mode="lr-tb"/>
    </style:style>
    <style:style style:name="gr14" style:family="graphic" style:parent-style-name="standard">
      <style:graphic-properties draw:stroke="none" svg:stroke-color="#ea7500" draw:fill="solid" draw:fill-color="#ffb66c" fo:min-height="1.069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Double_20_Dash" svg:stroke-width="0cm" svg:stroke-color="#000000" draw:marker-end="Arrowheads_20_14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7.053cm" fo:min-width="7.003cm"/>
    </style:style>
    <style:style style:name="gr20" style:family="graphic" style:parent-style-name="standard">
      <style:graphic-properties draw:stroke="none" svg:stroke-color="#000000" draw:fill="solid" draw:fill-color="#bf819e" fo:min-height="1.705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d095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b4c7dc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fa6a6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b66c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bf819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3" draw:id="id3" draw:layer="layout" svg:width="5.08cm" svg:height="1.319cm" svg:x="8.704cm" svg:y="1.2cm">
          <draw:text-box>
            <text:p text:style-name="P1"><text:span text:style-name="T1">Start</text:span></text:p>
            <text:p text:style-name="P1"><text:span text:style-name="T2">Cartridge case scans saved as x3p files on your computer.</text:span></text:p>
          </draw:text-box>
        </draw:frame>
        <draw:connector draw:style-name="gr2" draw:text-style-name="P3" draw:layer="layout" draw:type="curve" svg:x1="11.244cm" svg:y1="9.972cm" svg:x2="14.787cm" svg:y2="11.177cm" draw:start-shape="id1" draw:start-glue-point="2" draw:end-shape="id2" draw:end-glue-point="0" svg:d="M11244 9972c0 903 3543 301 3543 1205" svg:viewBox="0 0 3544 1206">
          <text:p/>
        </draw:connector>
        <draw:connector draw:style-name="gr2" draw:text-style-name="P3" draw:layer="layout" draw:type="line" svg:x1="11.244cm" svg:y1="2.519cm" svg:x2="11.244cm" svg:y2="3.34cm" draw:start-shape="id3" draw:start-glue-point="2" draw:end-shape="id1" draw:end-glue-point="0" svg:d="M11244 2519v821" svg:viewBox="0 0 1 822">
          <text:p/>
        </draw:connector>
        <draw:custom-shape draw:style-name="gr3" draw:text-style-name="P4" xml:id="id1" draw:id="id1" draw:layer="layout" svg:width="10.259cm" svg:height="6.632cm" svg:x="6.115cm" svg:y="3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4" draw:id="id4" draw:layer="layout" svg:width="4.228cm" svg:height="1.001cm" svg:x="9.13cm" svg:y="3.509cm">
          <draw:text-box>
            <text:p text:style-name="P1"><text:span text:style-name="T1">Import</text:span></text:p>
            <text:p text:style-name="P1"><text:span text:style-name="T2">Upload x3p scans to the app.</text:span></text:p>
          </draw:text-box>
        </draw:frame>
        <draw:frame draw:style-name="gr5" draw:text-style-name="P5" xml:id="id5" draw:id="id5" draw:layer="layout" svg:width="5.08cm" svg:height="1.319cm" svg:x="8.704cm" svg:y="5.262cm">
          <draw:text-box>
            <text:p text:style-name="P1"><text:span text:style-name="T1">Automatic Pre-process</text:span></text:p>
            <text:p text:style-name="P1"><text:span text:style-name="T2">Apply a sequence of pre-processing algorithms to all scans.</text:span></text:p>
          </draw:text-box>
        </draw:frame>
        <draw:frame draw:style-name="gr5" draw:text-style-name="P5" xml:id="id6" draw:id="id6" draw:layer="layout" svg:width="3.475cm" svg:height="1.319cm" svg:x="12.03cm" svg:y="7.736cm">
          <draw:text-box>
            <text:p text:style-name="P1"><text:span text:style-name="T1">Manual Deletion</text:span></text:p>
            <text:p text:style-name="P1"><text:span text:style-name="T2">Delete regions from specific scans.</text:span></text:p>
          </draw:text-box>
        </draw:frame>
        <draw:connector draw:style-name="gr6" draw:text-style-name="P3" draw:layer="layout" draw:type="line" svg:x1="11.244cm" svg:y1="4.51cm" svg:x2="11.244cm" svg:y2="5.262cm" draw:start-shape="id4" draw:start-glue-point="2" draw:end-shape="id5" draw:end-glue-point="0" svg:d="M11244 4510v752" svg:viewBox="0 0 1 753">
          <text:p/>
        </draw:connector>
        <draw:connector draw:style-name="gr7" draw:text-style-name="P3" draw:layer="layout" draw:type="curve" draw:line-skew="-0.086cm" svg:x1="11.244cm" svg:y1="6.581cm" svg:x2="13.767cm" svg:y2="7.736cm" draw:start-shape="id5" draw:start-glue-point="2" draw:end-shape="id6" draw:end-glue-point="0" svg:d="M11244 6581c0 738 2523 161 2523 1155" svg:viewBox="0 0 2524 1156">
          <text:p/>
        </draw:connector>
        <draw:connector draw:style-name="gr8" draw:text-style-name="P3" draw:layer="layout" draw:type="curve" draw:line-skew="-0.892cm" svg:x1="13.767cm" svg:y1="9.055cm" svg:x2="11.244cm" svg:y2="9.972cm" draw:start-shape="id6" draw:start-glue-point="2" draw:end-shape="id1" draw:end-glue-point="2" svg:d="M13767 9055c0 789-2523 331-2523 917" svg:viewBox="0 0 2524 918">
          <text:p/>
        </draw:connector>
        <draw:connector draw:style-name="gr2" draw:text-style-name="P3" draw:layer="layout" draw:type="line" svg:x1="11.244cm" svg:y1="6.581cm" svg:x2="11.244cm" svg:y2="9.972cm" draw:start-shape="id5" draw:start-glue-point="2" draw:end-shape="id1" draw:end-glue-point="2" svg:d="M11244 6581v3391" svg:viewBox="0 0 1 3392">
          <text:p/>
        </draw:connector>
        <draw:connector draw:style-name="gr9" draw:text-style-name="P3" draw:layer="layout" draw:type="line" svg:x1="11.244cm" svg:y1="3.34cm" svg:x2="11.244cm" svg:y2="3.509cm" draw:start-shape="id1" draw:start-glue-point="0" draw:end-shape="id4" draw:end-glue-point="0" svg:d="M11244 3340v169" svg:viewBox="0 0 1 170">
          <text:p/>
        </draw:connector>
        <draw:frame draw:style-name="gr10" draw:text-style-name="P6" xml:id="id8" draw:id="id8" draw:layer="layout" svg:width="5.08cm" svg:height="1.319cm" svg:x="8.252cm" svg:y="20.55cm">
          <draw:text-box>
            <text:p text:style-name="P1"><text:span text:style-name="T1">Export</text:span></text:p>
            <text:p text:style-name="P1"><text:span text:style-name="T2">Export scans, results, and/or reproducible script from the app.</text:span></text:p>
          </draw:text-box>
        </draw:frame>
        <draw:connector draw:style-name="gr2" draw:text-style-name="P3" draw:layer="layout" draw:type="curve" svg:x1="11.244cm" svg:y1="9.972cm" svg:x2="4.833cm" svg:y2="11.177cm" draw:start-shape="id1" draw:start-glue-point="2" draw:end-shape="id7" draw:end-glue-point="0" svg:d="M11244 9972c0 903-6411 301-6411 1205" svg:viewBox="0 0 6412 1206">
          <text:p/>
        </draw:connector>
        <draw:connector draw:style-name="gr11" draw:text-style-name="P3" draw:layer="layout" draw:type="curve" draw:line-skew="-0.688cm" svg:x1="4.833cm" svg:y1="18.48cm" svg:x2="10.792cm" svg:y2="20.55cm" draw:start-shape="id7" draw:start-glue-point="2" draw:end-shape="id8" draw:end-glue-point="0" svg:d="M4833 18480c0 520 5959-514 5959 2070" svg:viewBox="0 0 5960 2071">
          <text:p/>
        </draw:connector>
        <draw:connector draw:style-name="gr2" draw:text-style-name="P3" draw:layer="layout" draw:type="curve" draw:line-skew="-0.318cm" svg:x1="14.787cm" svg:y1="18.48cm" svg:x2="10.792cm" svg:y2="20.55cm" draw:start-shape="id2" draw:start-glue-point="2" draw:end-shape="id8" draw:end-glue-point="0" svg:d="M14787 18480c0 1075-3995 41-3995 2070" svg:viewBox="0 0 3996 2071">
          <text:p/>
        </draw:connector>
        <draw:custom-shape draw:style-name="gr12" draw:text-style-name="P4" xml:id="id2" draw:id="id2" draw:layer="layout" svg:width="11.43cm" svg:height="7.303cm" svg:x="9.072cm" svg:y="11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xml:id="id9" draw:id="id9" draw:layer="layout" svg:width="4.365cm" svg:height="1.637cm" svg:x="9.787cm" svg:y="12.345cm">
          <draw:text-box>
            <text:p text:style-name="P1"><text:span text:style-name="T1">Cell Grid Comparison</text:span></text:p>
            <text:p text:style-name="P1"><text:span text:style-name="T2">Compare two cartridge case scans using the cell-based comparison procedure.</text:span></text:p>
          </draw:text-box>
        </draw:frame>
        <draw:frame draw:style-name="gr13" draw:text-style-name="P7" xml:id="id10" draw:id="id10" draw:layer="layout" svg:width="4.127cm" svg:height="1.637cm" svg:x="16.075cm" svg:y="12.345cm">
          <draw:text-box>
            <text:p text:style-name="P1"><text:span text:style-name="T1">Custom Cell</text:span></text:p>
            <text:p text:style-name="P1"><text:span text:style-name="T2">Draw your own cell on a reference scan and find its alignment in a target scan.</text:span></text:p>
          </draw:text-box>
        </draw:frame>
        <draw:frame draw:style-name="gr14" draw:text-style-name="P7" xml:id="id12" draw:id="id12" draw:layer="layout" svg:width="4.762cm" svg:height="1.319cm" svg:x="13.07cm" svg:y="14.503cm">
          <draw:text-box>
            <text:p text:style-name="P1"><text:span text:style-name="T1">Individual Cells Results</text:span></text:p>
            <text:p text:style-name="P1"><text:span text:style-name="T2">Explore the alignment of specific cells in the target scan.</text:span></text:p>
          </draw:text-box>
        </draw:frame>
        <draw:frame draw:style-name="gr14" draw:text-style-name="P7" xml:id="id11" draw:id="id11" draw:layer="layout" svg:width="3.749cm" svg:height="1.319cm" svg:x="10.103cm" svg:y="16.103cm">
          <draw:text-box>
            <text:p text:style-name="P1"><text:span text:style-name="T1">Results Summary</text:span></text:p>
            <text:p text:style-name="P1"><text:span text:style-name="T2">Explore the distribution of estimated registrations.</text:span></text:p>
          </draw:text-box>
        </draw:frame>
        <draw:connector draw:style-name="gr15" draw:text-style-name="P3" draw:layer="layout" draw:type="curve" draw:line-skew="0.898cm" svg:x1="14.787cm" svg:y1="11.177cm" svg:x2="11.969cm" svg:y2="12.345cm" draw:start-shape="id2" draw:start-glue-point="0" draw:end-shape="id9" draw:end-glue-point="0" svg:d="M14787 11177c0 594-2818 10-2818 1168" svg:viewBox="0 0 2819 1169">
          <text:p/>
        </draw:connector>
        <draw:connector draw:style-name="gr16" draw:text-style-name="P3" draw:layer="layout" draw:type="curve" draw:line-skew="0.867cm" svg:x1="14.787cm" svg:y1="11.177cm" svg:x2="18.138cm" svg:y2="12.345cm" draw:start-shape="id2" draw:start-glue-point="0" draw:end-shape="id10" draw:end-glue-point="0" svg:d="M14787 11177c0 547 3351-36 3351 1168" svg:viewBox="0 0 3352 1169">
          <text:p/>
        </draw:connector>
        <draw:connector draw:style-name="gr17" draw:text-style-name="P3" draw:layer="layout" draw:type="curve" svg:x1="11.969cm" svg:y1="13.982cm" svg:x2="11.977cm" svg:y2="16.103cm" draw:start-shape="id9" draw:start-glue-point="2" draw:end-shape="id11" draw:end-glue-point="0" svg:d="M11969 13982c0 1591 8 531 8 2121" svg:viewBox="0 0 9 2122">
          <text:p/>
        </draw:connector>
        <draw:connector draw:style-name="gr2" draw:text-style-name="P3" draw:layer="layout" draw:type="curve" draw:line-skew="-1.064cm" svg:x1="11.977cm" svg:y1="17.422cm" svg:x2="14.787cm" svg:y2="18.48cm" draw:start-shape="id11" draw:start-glue-point="2" draw:end-shape="id2" draw:end-glue-point="2" svg:d="M11977 17422c0 741 2810 212 2810 1058" svg:viewBox="0 0 2811 1059">
          <text:p/>
        </draw:connector>
        <draw:connector draw:style-name="gr2" draw:text-style-name="P3" draw:layer="layout" draw:type="curve" draw:line-skew="-1.064cm" svg:x1="15.451cm" svg:y1="15.822cm" svg:x2="14.787cm" svg:y2="18.48cm" draw:start-shape="id12" draw:start-glue-point="2" draw:end-shape="id2" draw:end-glue-point="2" svg:d="M15451 15822c0 3141-664 1812-664 2658" svg:viewBox="0 0 665 2659">
          <text:p/>
        </draw:connector>
        <draw:connector draw:style-name="gr8" draw:text-style-name="P3" draw:layer="layout" draw:type="curve" draw:line-skew="-1.248cm" svg:x1="18.138cm" svg:y1="13.982cm" svg:x2="14.787cm" svg:y2="18.48cm" draw:start-shape="id10" draw:start-glue-point="2" draw:end-shape="id2" draw:end-glue-point="2" svg:d="M18138 13982c0 5625-3351 3376-3351 4498" svg:viewBox="0 0 3352 4499">
          <text:p/>
        </draw:connector>
        <draw:connector draw:style-name="gr18" draw:text-style-name="P3" draw:layer="layout" draw:type="curve" draw:line-skew="-0.304cm 4.548cm 2.428cm" svg:x1="11.969cm" svg:y1="13.982cm" svg:x2="15.451cm" svg:y2="14.503cm" draw:start-shape="id9" draw:start-glue-point="2" draw:end-shape="id12" draw:end-glue-point="0" svg:d="M11969 13982c0 294 1866 196 1866 243 0 48 1616-67 1616 278" svg:viewBox="0 0 3483 522">
          <text:p/>
        </draw:connector>
        <draw:custom-shape draw:style-name="gr19" draw:text-style-name="P4" xml:id="id7" draw:id="id7" draw:layer="layout" svg:width="7.503cm" svg:height="7.303cm" svg:x="1.082cm" svg:y="11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xml:id="id14" draw:id="id14" draw:layer="layout" svg:width="5.081cm" svg:height="1.955cm" svg:x="3.739cm" svg:y="14.605cm">
          <draw:text-box>
            <text:p text:style-name="P8"><text:span text:style-name="T1">Congruent Matching Cells</text:span></text:p>
            <text:p text:style-name="P8"><text:span text:style-name="T2">Measure the similarity between the reference and target scans using the Congruent Matching Cells method.</text:span></text:p>
          </draw:text-box>
        </draw:frame>
        <draw:frame draw:style-name="gr20" draw:text-style-name="P9" xml:id="id13" draw:id="id13" draw:layer="layout" svg:width="4.128cm" svg:height="1.955cm" svg:x="1.252cm" svg:y="12.398cm">
          <draw:text-box>
            <text:p text:style-name="P8"><text:span text:style-name="T1">ACES Algorithm</text:span></text:p>
            <text:p text:style-name="P8"><text:span text:style-name="T2">Compute the probability that two scans match using the Automatic Cartridge Evidence Scoring algorithm.</text:span></text:p>
          </draw:text-box>
        </draw:frame>
        <draw:connector draw:style-name="gr21" draw:text-style-name="P3" draw:layer="layout" draw:type="curve" draw:line-skew="1.058cm" svg:x1="4.833cm" svg:y1="11.177cm" svg:x2="3.316cm" svg:y2="12.398cm" draw:start-shape="id7" draw:start-glue-point="0" draw:end-shape="id13" draw:end-glue-point="0" svg:d="M4833 11177c0 834-1517 224-1517 1221" svg:viewBox="0 0 1518 1222">
          <text:p/>
        </draw:connector>
        <draw:connector draw:style-name="gr22" draw:text-style-name="P3" draw:layer="layout" draw:type="curve" draw:line-skew="1.538cm" svg:x1="4.833cm" svg:y1="11.177cm" svg:x2="6.279cm" svg:y2="14.605cm" draw:start-shape="id7" draw:start-glue-point="0" draw:end-shape="id14" draw:end-glue-point="0" svg:d="M4833 11177c0 1554 1446-160 1446 3428" svg:viewBox="0 0 1447 3429">
          <text:p/>
        </draw:connector>
        <draw:connector draw:style-name="gr2" draw:text-style-name="P3" draw:layer="layout" draw:type="curve" draw:line-skew="-0.975cm" svg:x1="3.316cm" svg:y1="14.353cm" svg:x2="4.833cm" svg:y2="18.48cm" draw:start-shape="id13" draw:start-glue-point="2" draw:end-shape="id7" draw:end-glue-point="2" svg:d="M3316 14353c0 5478 1517 3415 1517 4127" svg:viewBox="0 0 1518 4128">
          <text:p/>
        </draw:connector>
        <draw:connector draw:style-name="gr2" draw:text-style-name="P3" draw:layer="layout" draw:type="curve" draw:line-skew="-0.941cm" svg:x1="6.279cm" svg:y1="16.56cm" svg:x2="4.833cm" svg:y2="18.48cm" draw:start-shape="id14" draw:start-glue-point="2" draw:end-shape="id7" draw:end-glue-point="2" svg:d="M6279 16560c0 2218-1446 1259-1446 1920" svg:viewBox="0 0 1447 192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18:35:17.520000000</meta:creation-date>
    <dc:date>2023-02-20T11:35:05.376000000</dc:date>
    <meta:editing-duration>PT31M52S</meta:editing-duration>
    <meta:editing-cycles>11</meta:editing-cycles>
    <meta:generator>LibreOffice/7.1.2.2$Windows_X86_64 LibreOffice_project/8a45595d069ef5570103caea1b71cc9d82b2aae4</meta:generator>
    <meta:document-statistic meta:object-count="35"/>
  </office:meta>
</office:document-meta>
</file>